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016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2">
            <text:p>GPU</text:p>
          </table:table-cell>
          <table:covered-table-cell/>
          <table:table-cell table:style-name="ce1" office:value-type="string" calcext:value-type="string" table:number-columns-spanned="2" table:number-rows-spanned="2">
            <text:p>CPU</text:p>
          </table:table-cell>
          <table:covered-table-cell/>
        </table:table-row>
        <table:table-row table:style-name="ro1">
          <table:covered-table-cell table:number-columns-repeated="4"/>
        </table:table-row>
        <table:table-row table:style-name="ro1">
          <table:table-cell office:value-type="string" calcext:value-type="string">
            <text:p># timers for this run: time in seconds</text:p>
          </table:table-cell>
          <table:table-cell office:value-type="string" calcext:value-type="string">
            <text:p><text:s/>number of calls</text:p>
          </table:table-cell>
          <table:table-cell office:value-type="string" calcext:value-type="string">
            <text:p># timers for this run: time in seconds</text:p>
          </table:table-cell>
          <table:table-cell office:value-type="string" calcext:value-type="string">
            <text:p><text:s/>number of calls</text:p>
          </table:table-cell>
        </table:table-row>
        <table:table-row table:style-name="ro1">
          <table:table-cell office:value-type="string" calcext:value-type="string">
            <text:p># timer <text:s text:c="2"/>0: main time</text:p>
          </table:table-cell>
          <table:table-cell/>
          <table:table-cell office:value-type="string" calcext:value-type="string">
            <text:p># timer <text:s text:c="2"/>0: main time</text:p>
          </table:table-cell>
          <table:table-cell/>
        </table:table-row>
        <table:table-row table:style-name="ro1">
          <table:table-cell office:value-type="float" office:value="12.375945" calcext:value-type="float">
            <text:p>12.375945</text:p>
          </table:table-cell>
          <table:table-cell office:value-type="float" office:value="1" calcext:value-type="float">
            <text:p>1</text:p>
          </table:table-cell>
          <table:table-cell office:value-type="float" office:value="1.434107" calcext:value-type="float">
            <text:p>1.434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 timer <text:s text:c="2"/>1: RK time</text:p>
          </table:table-cell>
          <table:table-cell/>
          <table:table-cell office:value-type="string" calcext:value-type="string">
            <text:p># timer <text:s text:c="2"/>1: RK time</text:p>
          </table:table-cell>
          <table:table-cell/>
        </table:table-row>
        <table:table-row table:style-name="ro1">
          <table:table-cell office:value-type="float" office:value="11.660032" calcext:value-type="float">
            <text:p>11.660032</text:p>
          </table:table-cell>
          <table:table-cell office:value-type="float" office:value="1" calcext:value-type="float">
            <text:p>1</text:p>
          </table:table-cell>
          <table:table-cell office:value-type="float" office:value="1.392347" calcext:value-type="float">
            <text:p>1.392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 timer <text:s text:c="2"/>2: output time</text:p>
          </table:table-cell>
          <table:table-cell/>
          <table:table-cell office:value-type="string" calcext:value-type="string">
            <text:p># timer <text:s text:c="2"/>2: output time</text:p>
          </table:table-cell>
          <table:table-cell/>
        </table:table-row>
        <table:table-row table:style-name="ro1">
          <table:table-cell office:value-type="float" office:value="0.0039" calcext:value-type="float">
            <text:p>0.0039</text:p>
          </table:table-cell>
          <table:table-cell office:value-type="float" office:value="10" calcext:value-type="float">
            <text:p>10</text:p>
          </table:table-cell>
          <table:table-cell office:value-type="float" office:value="0.003172" calcext:value-type="float">
            <text:p>0.0031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# timer <text:s text:c="2"/>3: solver time</text:p>
          </table:table-cell>
          <table:table-cell/>
          <table:table-cell office:value-type="string" calcext:value-type="string">
            <text:p># timer <text:s text:c="2"/>3: solver time</text:p>
          </table:table-cell>
          <table:table-cell/>
        </table:table-row>
        <table:table-row table:style-name="ro1">
          <table:table-cell office:value-type="float" office:value="0.410471000000188" calcext:value-type="float">
            <text:p>0.410471</text:p>
          </table:table-cell>
          <table:table-cell office:value-type="float" office:value="33228" calcext:value-type="float">
            <text:p>33228</text:p>
          </table:table-cell>
          <table:table-cell office:value-type="float" office:value="0.0762170000000375" calcext:value-type="float">
            <text:p>0.076217</text:p>
          </table:table-cell>
          <table:table-cell office:value-type="float" office:value="33228" calcext:value-type="float">
            <text:p>33228</text:p>
          </table:table-cell>
        </table:table-row>
        <table:table-row table:style-name="ro1">
          <table:table-cell office:value-type="string" calcext:value-type="string">
            <text:p># timer <text:s text:c="2"/>4: new_dt time</text:p>
          </table:table-cell>
          <table:table-cell/>
          <table:table-cell office:value-type="string" calcext:value-type="string">
            <text:p># timer <text:s text:c="2"/>4: new_dt time</text:p>
          </table:table-cell>
          <table:table-cell/>
        </table:table-row>
        <table:table-row table:style-name="ro1">
          <table:table-cell office:value-type="float" office:value="0.882311000000007" calcext:value-type="float">
            <text:p>0.882311</text:p>
          </table:table-cell>
          <table:table-cell office:value-type="float" office:value="8307" calcext:value-type="float">
            <text:p>8307</text:p>
          </table:table-cell>
          <table:table-cell office:value-type="float" office:value="0.0117749999999996" calcext:value-type="float">
            <text:p>0.011775</text:p>
          </table:table-cell>
          <table:table-cell office:value-type="float" office:value="8307" calcext:value-type="float">
            <text:p>8307</text:p>
          </table:table-cell>
        </table:table-row>
        <table:table-row table:style-name="ro1">
          <table:table-cell office:value-type="string" calcext:value-type="string">
            <text:p># timer <text:s text:c="2"/>5: DG time</text:p>
          </table:table-cell>
          <table:table-cell/>
          <table:table-cell office:value-type="string" calcext:value-type="string">
            <text:p># timer <text:s text:c="2"/>5: DG time</text:p>
          </table:table-cell>
          <table:table-cell/>
        </table:table-row>
        <table:table-row table:style-name="ro1">
          <table:table-cell office:value-type="float" office:value="9.7752389999999" calcext:value-type="float">
            <text:p>9.775239</text:p>
          </table:table-cell>
          <table:table-cell office:value-type="float" office:value="33228" calcext:value-type="float">
            <text:p>33228</text:p>
          </table:table-cell>
          <table:table-cell office:value-type="float" office:value="1.26198699999975" calcext:value-type="float">
            <text:p>1.261987</text:p>
          </table:table-cell>
          <table:table-cell office:value-type="float" office:value="33228" calcext:value-type="float">
            <text:p>33228</text:p>
          </table:table-cell>
        </table:table-row>
        <table:table-row table:style-name="ro1">
          <table:table-cell office:value-type="string" calcext:value-type="string">
            <text:p># timer <text:s text:c="2"/>6: mapToFace time</text:p>
          </table:table-cell>
          <table:table-cell/>
          <table:table-cell office:value-type="string" calcext:value-type="string">
            <text:p># timer <text:s text:c="2"/>6: mapToFace time</text:p>
          </table:table-cell>
          <table:table-cell/>
        </table:table-row>
        <table:table-row table:style-name="ro1">
          <table:table-cell office:value-type="float" office:value="0.454046000000026" calcext:value-type="float">
            <text:p>0.454046</text:p>
          </table:table-cell>
          <table:table-cell office:value-type="float" office:value="33228" calcext:value-type="float">
            <text:p>33228</text:p>
          </table:table-cell>
          <table:table-cell office:value-type="float" office:value="0.0130999999999968" calcext:value-type="float">
            <text:p>0.0131</text:p>
          </table:table-cell>
          <table:table-cell office:value-type="float" office:value="33228" calcext:value-type="float">
            <text:p>33228</text:p>
          </table:table-cell>
        </table:table-row>
        <table:table-row table:style-name="ro1">
          <table:table-cell office:value-type="string" calcext:value-type="string">
            <text:p># timer <text:s text:c="2"/>7: rflctiveBoundary time</text:p>
          </table:table-cell>
          <table:table-cell/>
          <table:table-cell office:value-type="string" calcext:value-type="string">
            <text:p># timer <text:s text:c="2"/>7: rflctiveBoundary time</text:p>
          </table:table-cell>
          <table:table-cell/>
        </table:table-row>
        <table:table-row table:style-name="ro1">
          <table:table-cell office:value-type="float" office:value="0.151108000000073" calcext:value-type="float">
            <text:p>0.151108</text:p>
          </table:table-cell>
          <table:table-cell office:value-type="float" office:value="33228" calcext:value-type="float">
            <text:p>33228</text:p>
          </table:table-cell>
          <table:table-cell office:value-type="float" office:value="0.00732000000000065" calcext:value-type="float">
            <text:p>0.00732</text:p>
          </table:table-cell>
          <table:table-cell office:value-type="float" office:value="33228" calcext:value-type="float">
            <text:p>33228</text:p>
          </table:table-cell>
        </table:table-row>
        <table:table-row table:style-name="ro1">
          <table:table-cell office:value-type="string" calcext:value-type="string">
            <text:p># timer <text:s text:c="2"/>8: collocationU time</text:p>
          </table:table-cell>
          <table:table-cell/>
          <table:table-cell office:value-type="string" calcext:value-type="string">
            <text:p># timer <text:s text:c="2"/>8: collocationU time</text:p>
          </table:table-cell>
          <table:table-cell/>
        </table:table-row>
        <table:table-row table:style-name="ro1">
          <table:table-cell office:value-type="float" office:value="0.494833999999818" calcext:value-type="float">
            <text:p>0.494834</text:p>
          </table:table-cell>
          <table:table-cell office:value-type="float" office:value="33228" calcext:value-type="float">
            <text:p>33228</text:p>
          </table:table-cell>
          <table:table-cell office:value-type="float" office:value="0.108441000000061" calcext:value-type="float">
            <text:p>0.108441</text:p>
          </table:table-cell>
          <table:table-cell office:value-type="float" office:value="33228" calcext:value-type="float">
            <text:p>33228</text:p>
          </table:table-cell>
        </table:table-row>
        <table:table-row table:style-name="ro1">
          <table:table-cell office:value-type="string" calcext:value-type="string">
            <text:p># timer <text:s text:c="2"/>9: collocationdU time</text:p>
          </table:table-cell>
          <table:table-cell/>
          <table:table-cell office:value-type="string" calcext:value-type="string">
            <text:p># timer <text:s text:c="2"/>9: collocationdU time</text:p>
          </table:table-cell>
          <table:table-cell/>
        </table:table-row>
        <table:table-row table:style-name="ro1">
          <table:table-cell office:value-type="float" office:value="0.437056999999975" calcext:value-type="float">
            <text:p>0.437057</text:p>
          </table:table-cell>
          <table:table-cell office:value-type="float" office:value="33228" calcext:value-type="float">
            <text:p>33228</text:p>
          </table:table-cell>
          <table:table-cell office:value-type="float" office:value="0.107612000000061" calcext:value-type="float">
            <text:p>0.107612</text:p>
          </table:table-cell>
          <table:table-cell office:value-type="float" office:value="33228" calcext:value-type="float">
            <text:p>33228</text:p>
          </table:table-cell>
        </table:table-row>
        <table:table-row table:style-name="ro1">
          <table:table-cell office:value-type="string" calcext:value-type="string">
            <text:p># timer <text:s/>10: collocationUF time</text:p>
          </table:table-cell>
          <table:table-cell/>
          <table:table-cell office:value-type="string" calcext:value-type="string">
            <text:p># timer <text:s/>10: collocationUF time</text:p>
          </table:table-cell>
          <table:table-cell/>
        </table:table-row>
        <table:table-row table:style-name="ro1">
          <table:table-cell office:value-type="float" office:value="0.421355000000009" calcext:value-type="float">
            <text:p>0.421355</text:p>
          </table:table-cell>
          <table:table-cell office:value-type="float" office:value="33228" calcext:value-type="float">
            <text:p>33228</text:p>
          </table:table-cell>
          <table:table-cell office:value-type="float" office:value="0.0251800000000045" calcext:value-type="float">
            <text:p>0.02518</text:p>
          </table:table-cell>
          <table:table-cell office:value-type="float" office:value="33228" calcext:value-type="float">
            <text:p>33228</text:p>
          </table:table-cell>
        </table:table-row>
        <table:table-row table:style-name="ro1">
          <table:table-cell office:value-type="string" calcext:value-type="string">
            <text:p># timer <text:s/>11: evaluate_sf time</text:p>
          </table:table-cell>
          <table:table-cell/>
          <table:table-cell office:value-type="string" calcext:value-type="string">
            <text:p># timer <text:s/>11: evaluate_sf time</text:p>
          </table:table-cell>
          <table:table-cell/>
        </table:table-row>
        <table:table-row table:style-name="ro1">
          <table:table-cell office:value-type="float" office:value="0.399107000000179" calcext:value-type="float">
            <text:p>0.399107</text:p>
          </table:table-cell>
          <table:table-cell office:value-type="float" office:value="33228" calcext:value-type="float">
            <text:p>33228</text:p>
          </table:table-cell>
          <table:table-cell office:value-type="float" office:value="0.0302170000000095" calcext:value-type="float">
            <text:p>0.030217</text:p>
          </table:table-cell>
          <table:table-cell office:value-type="float" office:value="33228" calcext:value-type="float">
            <text:p>33228</text:p>
          </table:table-cell>
        </table:table-row>
        <table:table-row table:style-name="ro1">
          <table:table-cell office:value-type="string" calcext:value-type="string">
            <text:p># timer <text:s/>12: evaluate_q time</text:p>
          </table:table-cell>
          <table:table-cell/>
          <table:table-cell office:value-type="string" calcext:value-type="string">
            <text:p># timer <text:s/>12: evaluate_q time</text:p>
          </table:table-cell>
          <table:table-cell/>
        </table:table-row>
        <table:table-row table:style-name="ro1">
          <table:table-cell office:value-type="float" office:value="0.380218000000009" calcext:value-type="float">
            <text:p>0.380218</text:p>
          </table:table-cell>
          <table:table-cell office:value-type="float" office:value="33228" calcext:value-type="float">
            <text:p>33228</text:p>
          </table:table-cell>
          <table:table-cell office:value-type="float" office:value="0.0825210000000449" calcext:value-type="float">
            <text:p>0.082521</text:p>
          </table:table-cell>
          <table:table-cell office:value-type="float" office:value="33228" calcext:value-type="float">
            <text:p>33228</text:p>
          </table:table-cell>
        </table:table-row>
        <table:table-row table:style-name="ro1">
          <table:table-cell office:value-type="string" calcext:value-type="string">
            <text:p># timer <text:s/>13: redistribute_sf time</text:p>
          </table:table-cell>
          <table:table-cell/>
          <table:table-cell office:value-type="string" calcext:value-type="string">
            <text:p># timer <text:s/>13: redistribute_sf time</text:p>
          </table:table-cell>
          <table:table-cell/>
        </table:table-row>
        <table:table-row table:style-name="ro1">
          <table:table-cell office:value-type="float" office:value="0.390963000000126" calcext:value-type="float">
            <text:p>0.390963</text:p>
          </table:table-cell>
          <table:table-cell office:value-type="float" office:value="33228" calcext:value-type="float">
            <text:p>33228</text:p>
          </table:table-cell>
          <table:table-cell office:value-type="float" office:value="0.0430620000000134" calcext:value-type="float">
            <text:p>0.043062</text:p>
          </table:table-cell>
          <table:table-cell office:value-type="float" office:value="33228" calcext:value-type="float">
            <text:p>33228</text:p>
          </table:table-cell>
        </table:table-row>
        <table:table-row table:style-name="ro1">
          <table:table-cell office:value-type="string" calcext:value-type="string">
            <text:p># timer <text:s/>14: gemm_s time</text:p>
          </table:table-cell>
          <table:table-cell/>
          <table:table-cell office:value-type="string" calcext:value-type="string">
            <text:p># timer <text:s/>14: gemm_s time</text:p>
          </table:table-cell>
          <table:table-cell/>
        </table:table-row>
        <table:table-row table:style-name="ro1">
          <table:table-cell office:value-type="float" office:value="0.510879000000018" calcext:value-type="float">
            <text:p>0.510879</text:p>
          </table:table-cell>
          <table:table-cell office:value-type="float" office:value="33228" calcext:value-type="float">
            <text:p>33228</text:p>
          </table:table-cell>
          <table:table-cell office:value-type="float" office:value="0.0781650000000395" calcext:value-type="float">
            <text:p>0.078165</text:p>
          </table:table-cell>
          <table:table-cell office:value-type="float" office:value="33228" calcext:value-type="float">
            <text:p>33228</text:p>
          </table:table-cell>
        </table:table-row>
        <table:table-row table:style-name="ro1">
          <table:table-cell office:value-type="string" calcext:value-type="string">
            <text:p># timer <text:s/>15: gemm_f time</text:p>
          </table:table-cell>
          <table:table-cell/>
          <table:table-cell office:value-type="string" calcext:value-type="string">
            <text:p># timer <text:s/>15: gemm_f time</text:p>
          </table:table-cell>
          <table:table-cell/>
        </table:table-row>
        <table:table-row table:style-name="ro1">
          <table:table-cell office:value-type="float" office:value="0.445189000000056" calcext:value-type="float">
            <text:p>0.445189</text:p>
          </table:table-cell>
          <table:table-cell office:value-type="float" office:value="33228" calcext:value-type="float">
            <text:p>33228</text:p>
          </table:table-cell>
          <table:table-cell office:value-type="float" office:value="0.0750500000000359" calcext:value-type="float">
            <text:p>0.07505</text:p>
          </table:table-cell>
          <table:table-cell office:value-type="float" office:value="33228" calcext:value-type="float">
            <text:p>33228</text:p>
          </table:table-cell>
        </table:table-row>
        <table:table-row table:style-name="ro1">
          <table:table-cell office:value-type="string" calcext:value-type="string">
            <text:p># timer <text:s/>16: redistribute_q time</text:p>
          </table:table-cell>
          <table:table-cell/>
          <table:table-cell office:value-type="string" calcext:value-type="string">
            <text:p># timer <text:s/>16: redistribute_q time</text:p>
          </table:table-cell>
          <table:table-cell/>
        </table:table-row>
        <table:table-row table:style-name="ro1">
          <table:table-cell office:value-type="float" office:value="0.396604000000168" calcext:value-type="float">
            <text:p>0.396604</text:p>
          </table:table-cell>
          <table:table-cell office:value-type="float" office:value="33228" calcext:value-type="float">
            <text:p>33228</text:p>
          </table:table-cell>
          <table:table-cell office:value-type="float" office:value="0.0313180000000106" calcext:value-type="float">
            <text:p>0.031318</text:p>
          </table:table-cell>
          <table:table-cell office:value-type="float" office:value="33228" calcext:value-type="float">
            <text:p>33228</text:p>
          </table:table-cell>
        </table:table-row>
        <table:table-row table:style-name="ro1">
          <table:table-cell office:value-type="string" calcext:value-type="string">
            <text:p># timer <text:s/>17: gemm_q time</text:p>
          </table:table-cell>
          <table:table-cell/>
          <table:table-cell office:value-type="string" calcext:value-type="string">
            <text:p># timer <text:s/>17: gemm_q time</text:p>
          </table:table-cell>
          <table:table-cell/>
        </table:table-row>
        <table:table-row table:style-name="ro1">
          <table:table-cell office:value-type="float" office:value="0.430036999999962" calcext:value-type="float">
            <text:p>0.430037</text:p>
          </table:table-cell>
          <table:table-cell office:value-type="float" office:value="33228" calcext:value-type="float">
            <text:p>33228</text:p>
          </table:table-cell>
          <table:table-cell office:value-type="float" office:value="0.0219420000000013" calcext:value-type="float">
            <text:p>0.021942</text:p>
          </table:table-cell>
          <table:table-cell office:value-type="float" office:value="33228" calcext:value-type="float">
            <text:p>33228</text:p>
          </table:table-cell>
        </table:table-row>
        <table:table-row table:style-name="ro1">
          <table:table-cell office:value-type="string" calcext:value-type="string">
            <text:p># timer <text:s/>18: mapToElement time</text:p>
          </table:table-cell>
          <table:table-cell/>
          <table:table-cell office:value-type="string" calcext:value-type="string">
            <text:p># timer <text:s/>18: mapToElement time</text:p>
          </table:table-cell>
          <table:table-cell/>
        </table:table-row>
        <table:table-row table:style-name="ro1">
          <table:table-cell office:value-type="float" office:value="0.402738000000186" calcext:value-type="float">
            <text:p>0.402738</text:p>
          </table:table-cell>
          <table:table-cell office:value-type="float" office:value="33228" calcext:value-type="float">
            <text:p>33228</text:p>
          </table:table-cell>
          <table:table-cell office:value-type="float" office:value="0.0904490000000544" calcext:value-type="float">
            <text:p>0.090449</text:p>
          </table:table-cell>
          <table:table-cell office:value-type="float" office:value="33228" calcext:value-type="float">
            <text:p>33228</text:p>
          </table:table-cell>
        </table:table-row>
        <table:table-row table:style-name="ro1">
          <table:table-cell office:value-type="string" calcext:value-type="string">
            <text:p># timer <text:s/>19: addSFQ time</text:p>
          </table:table-cell>
          <table:table-cell/>
          <table:table-cell office:value-type="string" calcext:value-type="string">
            <text:p># timer <text:s/>19: addSFQ time</text:p>
          </table:table-cell>
          <table:table-cell/>
        </table:table-row>
        <table:table-row table:style-name="ro1">
          <table:table-cell office:value-type="float" office:value="0.376600999999982" calcext:value-type="float">
            <text:p>0.376601</text:p>
          </table:table-cell>
          <table:table-cell office:value-type="float" office:value="33228" calcext:value-type="float">
            <text:p>33228</text:p>
          </table:table-cell>
          <table:table-cell office:value-type="float" office:value="0.0272210000000066" calcext:value-type="float">
            <text:p>0.027221</text:p>
          </table:table-cell>
          <table:table-cell office:value-type="float" office:value="33228" calcext:value-type="float">
            <text:p>33228</text:p>
          </table:table-cell>
        </table:table-row>
        <table:table-row table:style-name="ro1">
          <table:table-cell office:value-type="string" calcext:value-type="string">
            <text:p># timer <text:s/>20: limiting time</text:p>
          </table:table-cell>
          <table:table-cell/>
          <table:table-cell office:value-type="string" calcext:value-type="string">
            <text:p># timer <text:s/>20: limiting tim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timer <text:s/>21: sensors time</text:p>
          </table:table-cell>
          <table:table-cell/>
          <table:table-cell office:value-type="string" calcext:value-type="string">
            <text:p># timer <text:s/>21: sensors tim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timer <text:s/>22: communication time</text:p>
          </table:table-cell>
          <table:table-cell/>
          <table:table-cell office:value-type="string" calcext:value-type="string">
            <text:p># timer <text:s/>22: communication tim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timer <text:s/>23: format_output time</text:p>
          </table:table-cell>
          <table:table-cell/>
          <table:table-cell office:value-type="string" calcext:value-type="string">
            <text:p># timer <text:s/>23: format_output time</text:p>
          </table:table-cell>
          <table:table-cell/>
        </table:table-row>
        <table:table-row table:style-name="ro1">
          <table:table-cell office:value-type="float" office:value="0.000339" calcext:value-type="float">
            <text:p>0.000339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# timer <text:s/>24: write_output time</text:p>
          </table:table-cell>
          <table:table-cell/>
          <table:table-cell office:value-type="string" calcext:value-type="string">
            <text:p># timer <text:s/>24: write_output time</text:p>
          </table:table-cell>
          <table:table-cell/>
        </table:table-row>
        <table:table-row table:style-name="ro1">
          <table:table-cell office:value-type="float" office:value="0.003263" calcext:value-type="float">
            <text:p>0.003263</text:p>
          </table:table-cell>
          <table:table-cell office:value-type="float" office:value="10" calcext:value-type="float">
            <text:p>10</text:p>
          </table:table-cell>
          <table:table-cell office:value-type="float" office:value="0.003003" calcext:value-type="float">
            <text:p>0.0030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# timer <text:s/>25: format_sensor time</text:p>
          </table:table-cell>
          <table:table-cell/>
          <table:table-cell office:value-type="string" calcext:value-type="string">
            <text:p># timer <text:s/>25: format_sensor tim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timer <text:s/>26: write_sensor time</text:p>
          </table:table-cell>
          <table:table-cell/>
          <table:table-cell office:value-type="string" calcext:value-type="string">
            <text:p># timer <text:s/>26: write_sensor tim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timer <text:s/>27: write_particles time</text:p>
          </table:table-cell>
          <table:table-cell/>
          <table:table-cell office:value-type="string" calcext:value-type="string">
            <text:p># timer <text:s/>27: write_particles time</text:p>
          </table:table-cell>
          <table:table-cell/>
        </table:table-row>
        <table:table-row table:style-name="ro1">
          <table:table-cell office:value-type="float" office:value="0.000023" calcext:value-type="float">
            <text:p>0.000023</text:p>
          </table:table-cell>
          <table:table-cell office:value-type="float" office:value="10" calcext:value-type="float">
            <text:p>10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# timer <text:s/>28: advect_particles time</text:p>
          </table:table-cell>
          <table:table-cell/>
          <table:table-cell office:value-type="string" calcext:value-type="string">
            <text:p># timer <text:s/>28: advect_particles tim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timer <text:s/>29: comm_packaging time</text:p>
          </table:table-cell>
          <table:table-cell/>
          <table:table-cell office:value-type="string" calcext:value-type="string">
            <text:p># timer <text:s/>29: comm_packaging tim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timer <text:s/>30: comm_memcpy time</text:p>
          </table:table-cell>
          <table:table-cell/>
          <table:table-cell office:value-type="string" calcext:value-type="string">
            <text:p># timer <text:s/>30: comm_memcpy tim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timer <text:s/>31: comm_sendrecv time</text:p>
          </table:table-cell>
          <table:table-cell/>
          <table:table-cell office:value-type="string" calcext:value-type="string">
            <text:p># timer <text:s/>31: comm_sendrecv tim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timer <text:s/>32: comm_unpackaging time</text:p>
          </table:table-cell>
          <table:table-cell/>
          <table:table-cell office:value-type="string" calcext:value-type="string">
            <text:p># timer <text:s/>32: comm_unpackaging tim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timer <text:s/>33: Uhat_to_UhCommonHalf</text:p>
          </table:table-cell>
          <table:table-cell/>
          <table:table-cell office:value-type="string" calcext:value-type="string">
            <text:p># timer <text:s/>33: Uhat_to_UhCommonHalf</text:p>
          </table:table-cell>
          <table:table-cell/>
        </table:table-row>
        <table:table-row table:style-name="ro1">
          <table:table-cell office:value-type="float" office:value="0.684311000000308" calcext:value-type="float">
            <text:p>0.684311</text:p>
          </table:table-cell>
          <table:table-cell office:value-type="float" office:value="33228" calcext:value-type="float">
            <text:p>33228</text:p>
          </table:table-cell>
          <table:table-cell office:value-type="float" office:value="0.0623720000000228" calcext:value-type="float">
            <text:p>0.062372</text:p>
          </table:table-cell>
          <table:table-cell office:value-type="float" office:value="33228" calcext:value-type="float">
            <text:p>33228</text:p>
          </table:table-cell>
        </table:table-row>
        <table:table-row table:style-name="ro1">
          <table:table-cell office:value-type="string" calcext:value-type="string">
            <text:p># timer <text:s/>34: UhCommonHalf_to_UhCommon</text:p>
          </table:table-cell>
          <table:table-cell/>
          <table:table-cell office:value-type="string" calcext:value-type="string">
            <text:p># timer <text:s/>34: UhCommonHalf_to_UhCommon</text:p>
          </table:table-cell>
          <table:table-cell/>
        </table:table-row>
        <table:table-row table:style-name="ro1">
          <table:table-cell office:value-type="float" office:value="0.369385999999982" calcext:value-type="float">
            <text:p>0.369386</text:p>
          </table:table-cell>
          <table:table-cell office:value-type="float" office:value="33228" calcext:value-type="float">
            <text:p>33228</text:p>
          </table:table-cell>
          <table:table-cell office:value-type="float" office:value="0.0113989999999981" calcext:value-type="float">
            <text:p>0.011399</text:p>
          </table:table-cell>
          <table:table-cell office:value-type="float" office:value="33228" calcext:value-type="float">
            <text:p>33228</text:p>
          </table:table-cell>
        </table:table-row>
        <table:table-row table:style-name="ro1">
          <table:table-cell office:value-type="string" calcext:value-type="string">
            <text:p># timer <text:s/>35: Uhat_to_GradCommonHalf</text:p>
          </table:table-cell>
          <table:table-cell/>
          <table:table-cell office:value-type="string" calcext:value-type="string">
            <text:p># timer <text:s/>35: Uhat_to_GradCommonHalf</text:p>
          </table:table-cell>
          <table:table-cell/>
        </table:table-row>
        <table:table-row table:style-name="ro1">
          <table:table-cell office:value-type="float" office:value="0.647457000000037" calcext:value-type="float">
            <text:p>0.647457</text:p>
          </table:table-cell>
          <table:table-cell office:value-type="float" office:value="33228" calcext:value-type="float">
            <text:p>33228</text:p>
          </table:table-cell>
          <table:table-cell office:value-type="float" office:value="0.0614790000000219" calcext:value-type="float">
            <text:p>0.061479</text:p>
          </table:table-cell>
          <table:table-cell office:value-type="float" office:value="33228" calcext:value-type="float">
            <text:p>33228</text:p>
          </table:table-cell>
        </table:table-row>
        <table:table-row table:style-name="ro1">
          <table:table-cell office:value-type="string" calcext:value-type="string">
            <text:p># timer <text:s/>36: GradCommonHalf_to_GradCommon</text:p>
          </table:table-cell>
          <table:table-cell/>
          <table:table-cell office:value-type="string" calcext:value-type="string">
            <text:p># timer <text:s/>36: GradCommonHalf_to_GradCommon</text:p>
          </table:table-cell>
          <table:table-cell/>
        </table:table-row>
        <table:table-row table:style-name="ro1">
          <table:table-cell office:value-type="float" office:value="0.430257999999997" calcext:value-type="float">
            <text:p>0.430258</text:p>
          </table:table-cell>
          <table:table-cell office:value-type="float" office:value="33228" calcext:value-type="float">
            <text:p>33228</text:p>
          </table:table-cell>
          <table:table-cell office:value-type="float" office:value="0.0107979999999985" calcext:value-type="float">
            <text:p>0.010798</text:p>
          </table:table-cell>
          <table:table-cell office:value-type="float" office:value="33228" calcext:value-type="float">
            <text:p>33228</text:p>
          </table:table-cell>
        </table:table-row>
        <table:table-row table:style-name="ro1">
          <table:table-cell office:value-type="string" calcext:value-type="string">
            <text:p># timer <text:s/>37: Uhat_to_Sigma</text:p>
          </table:table-cell>
          <table:table-cell/>
          <table:table-cell office:value-type="string" calcext:value-type="string">
            <text:p># timer <text:s/>37: Uhat_to_Sigma</text:p>
          </table:table-cell>
          <table:table-cell/>
        </table:table-row>
        <table:table-row table:style-name="ro1">
          <table:table-cell office:value-type="float" office:value="0.399382000000163" calcext:value-type="float">
            <text:p>0.399382</text:p>
          </table:table-cell>
          <table:table-cell office:value-type="float" office:value="33228" calcext:value-type="float">
            <text:p>33228</text:p>
          </table:table-cell>
          <table:table-cell office:value-type="float" office:value="0.0773960000000387" calcext:value-type="float">
            <text:p>0.077396</text:p>
          </table:table-cell>
          <table:table-cell office:value-type="float" office:value="33228" calcext:value-type="float">
            <text:p>33228</text:p>
          </table:table-cell>
        </table:table-row>
        <table:table-row table:style-name="ro1">
          <table:table-cell office:value-type="string" calcext:value-type="string">
            <text:p># timer <text:s/>38: UhCommon_to_Sigma</text:p>
          </table:table-cell>
          <table:table-cell/>
          <table:table-cell office:value-type="string" calcext:value-type="string">
            <text:p># timer <text:s/>38: UhCommon_to_Sigma</text:p>
          </table:table-cell>
          <table:table-cell/>
        </table:table-row>
        <table:table-row table:style-name="ro1">
          <table:table-cell office:value-type="float" office:value="0.437359999999976" calcext:value-type="float">
            <text:p>0.43736</text:p>
          </table:table-cell>
          <table:table-cell office:value-type="float" office:value="33228" calcext:value-type="float">
            <text:p>33228</text:p>
          </table:table-cell>
          <table:table-cell office:value-type="float" office:value="0.0698950000000294" calcext:value-type="float">
            <text:p>0.069895</text:p>
          </table:table-cell>
          <table:table-cell office:value-type="float" office:value="33228" calcext:value-type="float">
            <text:p>33228</text:p>
          </table:table-cell>
        </table:table-row>
        <table:table-row table:style-name="ro1">
          <table:table-cell office:value-type="string" calcext:value-type="string">
            <text:p># timer <text:s/>39: adjust_sf</text:p>
          </table:table-cell>
          <table:table-cell/>
          <table:table-cell office:value-type="string" calcext:value-type="string">
            <text:p># timer <text:s/>39: adjust_sf</text:p>
          </table:table-cell>
          <table:table-cell/>
        </table:table-row>
        <table:table-row table:style-name="ro1">
          <table:table-cell office:value-type="float" office:value="0.399302000000164" calcext:value-type="float">
            <text:p>0.399302</text:p>
          </table:table-cell>
          <table:table-cell office:value-type="float" office:value="33228" calcext:value-type="float">
            <text:p>33228</text:p>
          </table:table-cell>
          <table:table-cell office:value-type="float" office:value="0.0242170000000036" calcext:value-type="float">
            <text:p>0.024217</text:p>
          </table:table-cell>
          <table:table-cell office:value-type="float" office:value="33228" calcext:value-type="float">
            <text:p>33228</text:p>
          </table:table-cell>
        </table:table-row>
        <table:table-row table:style-name="ro1">
          <table:table-cell office:value-type="string" calcext:value-type="string">
            <text:p># timer <text:s/>40: adjust_q</text:p>
          </table:table-cell>
          <table:table-cell/>
          <table:table-cell office:value-type="string" calcext:value-type="string">
            <text:p># timer <text:s/>40: adjust_q</text:p>
          </table:table-cell>
          <table:table-cell/>
        </table:table-row>
        <table:table-row table:style-name="ro1">
          <table:table-cell office:value-type="float" office:value="0.40929100000018" calcext:value-type="float">
            <text:p>0.409291</text:p>
          </table:table-cell>
          <table:table-cell office:value-type="float" office:value="33228" calcext:value-type="float">
            <text:p>33228</text:p>
          </table:table-cell>
          <table:table-cell office:value-type="float" office:value="0.0255620000000049" calcext:value-type="float">
            <text:p>0.025562</text:p>
          </table:table-cell>
          <table:table-cell office:value-type="float" office:value="33228" calcext:value-type="float">
            <text:p>332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6T13:06:43.190125785</dc:date>
    <meta:document-statistic meta:table-count="1" meta:cell-count="252" meta:object-count="0"/>
    <meta:generator>LibreOffice/4.2.8.2$Linux_X86_64 LibreOffice_project/420m0$Build-2</meta:generator>
  </office:meta>
</office:document-meta>
</file>